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90000007B3682D7A6766CFE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0pt" officeooo:paragraph-rsid="001adbf0" style:font-size-asian="40pt" style:font-size-complex="40pt"/>
    </style:style>
    <style:style style:name="P10" style:family="paragraph" style:parent-style-name="Heading_20_1" style:master-page-name="News_20_Page">
      <style:paragraph-properties style:page-number="auto"/>
      <style:text-properties officeooo:paragraph-rsid="001adbf0"/>
    </style:style>
    <style:style style:name="P11" style:family="paragraph" style:parent-style-name="Heading_20_2">
      <style:text-properties officeooo:paragraph-rsid="00186f44"/>
    </style:style>
    <style:style style:name="P12" style:family="paragraph" style:parent-style-name="Heading_20_3">
      <style:text-properties officeooo:paragraph-rsid="00186f44"/>
    </style:style>
    <style:style style:name="P13" style:family="paragraph" style:parent-style-name="Heading_20_4">
      <style:text-properties officeooo:paragraph-rsid="00186f44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style:font-name="Liberation Sans" fo:font-size="28pt" style:font-name-asian="Noto Sans CJK SC" style:font-size-asian="28pt" style:font-name-complex="Lohit Devanagari1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乌俄战争新闻</text:h>
      <text:h text:style-name="P7" text:outline-level="1">Ukrainian-Russian War News</text:h>
      <text:h text:style-name="P8" text:outline-level="1">%YY%-%MO%-%DA%</text:h>
      <text:p text:style-name="P5"><draw:frame draw:style-name="fr1" draw:name="Image1" text:anchor-type="char" svg:width="6.3972in" svg:height="4.2528in" draw:z-index="0"><draw:image xlink:href="Pictures/10000001000000B90000007B3682D7A6766CFE65.png" xlink:type="simple" xlink:show="embed" xlink:actuate="onLoad" draw:mime-type="image/png"/></draw:frame></text:p>
      <text:h text:style-name="P9" text:outline-level="1" text:is-list-header="true">%<text:span text:style-name="T1">LAN</text:span>%</text:h>
      <text:h text:style-name="P10" text:outline-level="1" text:is-list-header="true"><text:span text:style-name="T6">#</text:span><text:span text:style-name="T3">新闻标题</text:span></text:h>
      <text:p text:style-name="P2"><text:a xlink:type="simple" xlink:href="https://www.baidu.com/" text:style-name="Internet_20_link" text:visited-style-name="Visited_20_Internet_20_Link">[元数据]</text:a></text:p>
      <text:p text:style-name="P2">图<text:span text:style-name="T4">片</text:span>和<text:span text:style-name="T5">文</text:span>本</text:p>
      <text:p text:style-name="P2"/>
      <text:h text:style-name="Heading_20_2" text:outline-level="2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/>
      <text:h text:style-name="P12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/>
      <text:h text:style-name="P13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3"/>
      <text:h text:style-name="P11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3"/>
      <text:h text:style-name="Heading_20_3" text:outline-level="3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><text:soft-page-break/></text:p>
      <text:h text:style-name="Heading_20_4" text:outline-level="4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902in" fo:margin-bottom="0.3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News_20_Page" style:display-name="News Page" style:page-layout-name="Mpm2" draw:style-name="Mdp1">
      <style:footer>
        <text:p text:style-name="MP1"><text:page-number text:select-page="current" text:page-adjust="-1">2</text:page-number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3-24T20:12:22.200529750</dc:date>
    <meta:editing-duration>PT17M41S</meta:editing-duration>
    <meta:editing-cycles>20</meta:editing-cycles>
    <meta:generator>LibreOffice/7.5.1.2$Linux_X86_64 LibreOffice_project/fcbaee479e84c6cd81291587d2ee68cba099e129</meta:generator>
    <meta:document-statistic meta:table-count="0" meta:image-count="1" meta:object-count="0" meta:page-count="3" meta:paragraph-count="26" meta:word-count="117" meta:character-count="157" meta:non-whitespace-character-count="155"/>
  </office:meta>
</office:document-meta>
</file>